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2-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REHOBOAM (12:1-24): After Solomon's death, Rehoboam is the new king over all Israel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REHOBOAM (12:1-24): After Solomon's death, Rehoboam is the new king over all Israel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rrogance (12:1-2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rrogance (12:1-2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request by Israel's leaders (12:1-11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request by Israel's leaders (12:1-11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conditions (12:1-5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counsel (12:6-11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counsel (12:6-11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wise words of the old men (12:6-7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wicked words of the young men (12:8-11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request by Israel's leaders (12:1-11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conditions (12:1-5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counsel (12:6-11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arrogance (12:1-20)<text:s text:c="1"/></text:span><text:span text:style-name="a507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request by Israel's leaders (12:1-11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rejection of Israel's leaders (12:12-15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reaction of Israel's leaders (12:16-20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REHOBOAM (12:1-24): After Solomon's death, Rehoboam is the new king over all Israel.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arrogance (12:1-20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aborted attack (12:21-24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1 Kings 12-13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REHOBOAM (12:1-24): After Solomon's death, Rehoboam is the new king over all Israel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JEROBOAM (12:25-13:34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-title-Title-Slide" presentation:presentation-page-layout-name="Master1-PPL1" draw:id="Slide-265">
        <draw:frame draw:id="id101" presentation:style-name="a557" draw:name="Title 1" svg:x="1.38in" svg:y="0.83in" svg:width="10.3in" svg:height="4.42in" presentation:class="title" presentation:placeholder="false">
          <draw:text-box>
            <text:p text:style-name="a556" text:class-names="" text:cond-style-name=""><text:span text:style-name="a554" text:class-names="">JEROBOAM (12:25-13:34):<text:s text:c="1"/></text:span><text:span text:style-name="a555" text:class-names=""/></text:p>
          </draw:text-box>
          <svg:title/>
          <svg:desc/>
        </draw:frame>
        <draw:frame draw:id="id102" presentation:style-name="a562" draw:name="Subtitle 2" svg:x="1.38in" svg:y="5.25in" svg:width="10.3in" svg:height="1.85in" presentation:class="subtitle" presentation:placeholder="false">
          <draw:text-box>
            <text:p text:style-name="a559" text:class-names="" text:cond-style-name=""><text:span text:style-name="a558" text:class-names=""><text:s text:c="1"/>His apostasy (12:25-33; 13:33-34)<text:s text:c="1"/></text:span></text:p>
            <text:p text:style-name="a561" text:class-names="" text:cond-style-name=""><text:span text:style-name="a560" text:class-names=""/></text:p>
          </draw:text-box>
          <svg:title/>
          <svg:desc/>
        </draw:frame>
      </draw:page>
      <draw:page draw:name="Slide11" draw:style-name="a563" draw:master-page-name="Master1-Layout1-title-Title-Slide" presentation:presentation-page-layout-name="Master1-PPL1" draw:id="Slide-266">
        <draw:frame draw:id="id103" presentation:style-name="a567" draw:name="Title 1" svg:x="1.38in" svg:y="0.83in" svg:width="10.3in" svg:height="4.42in" presentation:class="title" presentation:placeholder="false">
          <draw:text-box>
            <text:p text:style-name="a566" text:class-names="" text:cond-style-name=""><text:span text:style-name="a564" text:class-names=""><text:s text:c="1"/>His apostasy (12:25-33; 13:33-34)<text:s text:c="1"/></text:span><text:span text:style-name="a565" text:class-names=""/></text:p>
          </draw:text-box>
          <svg:title/>
          <svg:desc/>
        </draw:frame>
        <draw:frame draw:id="id104" presentation:style-name="a572" draw:name="Subtitle 2" svg:x="1.38in" svg:y="5.25in" svg:width="10.3in" svg:height="1.85in" presentation:class="subtitle" presentation:placeholder="false">
          <draw:text-box>
            <text:p text:style-name="a569" text:class-names="" text:cond-style-name=""><text:span text:style-name="a568" text:class-names=""><text:s text:c="1"/>What he does (12:28-33; 13:33-34)<text:s text:c="1"/></text:span></text:p>
            <text:p text:style-name="a571" text:class-names="" text:cond-style-name=""><text:span text:style-name="a570" text:class-names=""/></text:p>
          </draw:text-box>
          <svg:title/>
          <svg:desc/>
        </draw:frame>
      </draw:page>
      <draw:page draw:name="Slide12" draw:style-name="a573" draw:master-page-name="Master1-Layout12-tx-Title-and-Text" presentation:presentation-page-layout-name="Master1-PPL12" draw:id="Slide-267">
        <draw:frame draw:id="id105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What he does (12:28-33; 13:33-34)<text:s text:c="1"/></text:span><text:span text:style-name="a575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Jeroboam builds two gold calf idols and places them in Bethel and Dan, two cities of the northern kingdom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He appoints non-Levites to serve as priests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e institutes his own religious festival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2-tx-Title-and-Text" presentation:presentation-page-layout-name="Master1-PPL12" draw:id="Slide-268">
        <draw:frame draw:id="id107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His apostasy (12:25-33; 13:33-34)<text:s text:c="1"/></text:span><text:span text:style-name="a593" text:class-names=""/></text:p>
          </draw:text-box>
          <svg:title/>
          <svg:desc/>
        </draw:frame>
        <draw:frame draw:id="id108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What he does (12:28-33; 13:33-34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Why he does it (12:25-27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4" draw:style-name="a606" draw:master-page-name="Master1-Layout12-tx-Title-and-Text" presentation:presentation-page-layout-name="Master1-PPL12" draw:id="Slide-269">
        <draw:frame draw:id="id109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JEROBOAM (12:25-13:34):<text:s text:c="1"/></text:span><text:span text:style-name="a608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His apostasy (12:25-33; 13:33-34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His altar (13:1-32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His altar (13:1-32)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prophecy (13:1-2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proof (13:3-5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2-tx-Title-and-Text" presentation:presentation-page-layout-name="Master1-PPL12" draw:id="Slide-271">
        <draw:frame draw:id="id113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The proof (13:3-5)<text:s text:c="1"/></text:span><text:span text:style-name="a638" text:class-names=""/></text:p>
          </draw:text-box>
          <svg:title/>
          <svg:desc/>
        </draw:frame>
        <draw:frame draw:id="id114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crack in the altar (13:3, 5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crippling of the hand (13:4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7" draw:style-name="a651" draw:master-page-name="Master1-Layout12-tx-Title-and-Text" presentation:presentation-page-layout-name="Master1-PPL12" draw:id="Slide-272">
        <draw:frame draw:id="id115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His altar (13:1-32)<text:s text:c="1"/></text:span><text:span text:style-name="a653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prophecy (13:1-2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proof (13:3-5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pleas (13:6-10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pleas (13:6-10)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restoration (13:6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refusal (13:7-10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His altar (13:1-32)<text:s text:c="1"/></text:span><text:span text:style-name="a686" text:class-names=""/></text:p>
          </draw:text-box>
          <svg:title/>
          <svg:desc/>
        </draw:frame>
        <draw:frame draw:id="id120" presentation:style-name="a704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prophecy (13:1-2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proof (13:3-5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pleas (13:6-10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prophet (13:11-32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20" draw:style-name="a705" draw:master-page-name="Master1-Layout12-tx-Title-and-Text" presentation:presentation-page-layout-name="Master1-PPL12" draw:id="Slide-275">
        <draw:frame draw:id="id121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<text:s text:c="1"/>The prophet (13:11-32)<text:s text:c="1"/></text:span><text:span text:style-name="a707" text:class-names=""/></text:p>
          </draw:text-box>
          <svg:title/>
          <svg:desc/>
        </draw:frame>
        <draw:frame draw:id="id122" presentation:style-name="a725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he sin (13:11-19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sentence (13:20-22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slaying (13:23-25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sorrow (13:26-32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1" draw:style-name="a726" draw:master-page-name="Master1-Layout12-tx-Title-and-Text" presentation:presentation-page-layout-name="Master1-PPL12" draw:id="Slide-276">
        <draw:frame draw:id="id123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His altar (13:1-32)<text:s text:c="1"/></text:span><text:span text:style-name="a728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prophecy (13:1-2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proof (13:3-5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pleas (13:6-10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prophet (13:11-32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2" draw:style-name="a747" draw:master-page-name="Master1-Layout12-tx-Title-and-Text" presentation:presentation-page-layout-name="Master1-PPL12" draw:id="Slide-277">
        <draw:frame draw:id="id125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JEROBOAM (12:25-13:34):<text:s text:c="1"/></text:span><text:span text:style-name="a749" text:class-names=""/></text:p>
          </draw:text-box>
          <svg:title/>
          <svg:desc/>
        </draw:frame>
        <draw:frame draw:id="id126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His apostasy (12:25-33; 13:33-34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His altar (13:1-32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3" draw:style-name="a762" draw:master-page-name="Master1-Layout12-tx-Title-and-Text" presentation:presentation-page-layout-name="Master1-PPL12" draw:id="Slide-278">
        <draw:frame draw:id="id127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1 Kings 12-13<text:s text:c="1"/></text:span><text:span text:style-name="a764" text:class-names=""/></text:p>
          </draw:text-box>
          <svg:title/>
          <svg:desc/>
        </draw:frame>
        <draw:frame draw:id="id128" presentation:style-name="a776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REHOBOAM (12:1-24): After Solomon's death, Rehoboam is the new king over all Israel.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JEROBOAM (12:25-13:34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2-13 </dc:title>
    <meta:initial-creator>David STRICKLAND</meta:initial-creator>
    <dc:creator>David STRICKLAND</dc:creator>
    <meta:creation-date>2020-02-22T19:23:41Z</meta:creation-date>
    <dc:date>2020-02-22T19:23:41Z</dc:date>
    <meta:template xlink:href="BibleStudy" xlink:type="simple"/>
    <meta:editing-cycles>1</meta:editing-cycles>
    <meta:editing-duration>PT0S</meta:editing-duration>
    <meta:document-statistic meta:paragraph-count="73" meta:word-count="553"/>
  </office:meta>
</office:document-meta>
</file>